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B200008D2E00004F60B312A649B9EEC188.svg" manifest:media-type="image/svg+xml"/>
  <manifest:file-entry manifest:full-path="Pictures/1000020100000520000000CC8534537F79C778B2.png" manifest:media-type="image/png"/>
  <manifest:file-entry manifest:full-path="Pictures/10000201000003AF00000212CB866CE859CC1D0A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098cm"/>
    </style:style>
    <style:style style:name="gr4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4.797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78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4.386cm"/>
    </style:style>
    <style:style style:name="gr1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3cm" fo:min-width="0cm"/>
    </style:style>
    <style:style style:name="gr18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4.93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1.7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4" style:family="graphic" style:parent-style-name="standard">
      <style:graphic-properties draw:stroke="none" draw:fill="none" fo:min-height="12.609cm"/>
    </style:style>
    <style:style style:name="gr25" style:family="graphic" style:parent-style-name="standard">
      <style:graphic-properties draw:stroke="none" draw:fill="none" fo:min-height="10.667cm"/>
    </style:style>
    <style:style style:name="gr26" style:family="graphic" style:parent-style-name="standard">
      <style:graphic-properties svg:stroke-color="#000000" draw:marker-start="Arrow" draw:marker-start-width="0.3cm" draw:marker-end="Square" draw:marker-end-width="0.3cm" draw:textarea-vertical-align="middle"/>
    </style:style>
    <style:style style:name="gr27" style:family="graphic" style:parent-style-name="standard">
      <style:graphic-properties draw:stroke="none" draw:fill="none" fo:min-height="3.3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pr1" style:family="presentation" style:parent-style-name="Metropolis-title">
      <style:graphic-properties draw:textarea-vertical-align="middle" draw:auto-grow-height="true" fo:min-height="3.467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4.895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cc00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style:text-properties fo:color="#ff3333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style:text-properties fo:color="#ff6600"/>
    </style:style>
    <style:style style:name="P13" style:family="paragraph">
      <loext:graphic-properties draw:fill="none" draw:fill-color="#ffffff"/>
      <style:text-properties fo:color="#ff6600"/>
    </style:style>
    <style:style style:name="P14" style:family="paragraph">
      <style:text-properties fo:color="#ff0066"/>
    </style:style>
    <style:style style:name="P15" style:family="paragraph">
      <loext:graphic-properties draw:fill="none" draw:fill-color="#ffffff"/>
      <style:text-properties fo:color="#ff0066"/>
    </style:style>
    <style:style style:name="P16" style:family="paragraph">
      <loext:graphic-properties draw:fill="none"/>
      <style:paragraph-properties fo:text-align="center"/>
      <style:text-properties fo:color="#ff3333"/>
    </style:style>
    <style:style style:name="P17" style:family="paragraph">
      <style:text-properties fo:color="#ff00cc"/>
    </style:style>
    <style:style style:name="P18" style:family="paragraph">
      <loext:graphic-properties draw:fill="none" draw:fill-color="#ffffff"/>
      <style:text-properties fo:color="#ff00cc"/>
    </style:style>
    <style:style style:name="P19" style:family="paragraph">
      <loext:graphic-properties draw:fill="none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style:text-properties fo:font-size="13pt" style:font-size-asian="13pt" style:font-size-complex="13pt"/>
    </style:style>
    <style:style style:name="P25" style:family="paragraph">
      <loext:graphic-properties draw:fill="none"/>
      <style:text-properties fo:font-size="13pt" style:font-size-asian="13pt" style:font-size-complex="13pt"/>
    </style:style>
    <style:style style:name="P26" style:family="paragraph">
      <loext:graphic-properties draw:fill="none"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cc00" fo:font-size="10.5pt" style:font-size-asian="10.5pt" style:font-size-complex="10.5pt"/>
    </style:style>
    <style:style style:name="T7" style:family="text">
      <style:text-properties fo:color="#ff0000" fo:font-size="10.5pt" style:font-size-asian="10.5pt" style:font-size-complex="10.5pt"/>
    </style:style>
    <style:style style:name="T8" style:family="text">
      <style:text-properties fo:color="#ff6600" fo:font-size="10.5pt" style:font-size-asian="10.5pt" style:font-size-complex="10.5pt"/>
    </style:style>
    <style:style style:name="T9" style:family="text">
      <style:text-properties fo:color="#00cc00"/>
    </style:style>
    <style:style style:name="T10" style:family="text">
      <style:text-properties fo:color="#ff3333"/>
    </style:style>
    <style:style style:name="T11" style:family="text">
      <style:text-properties fo:color="#ff6600"/>
    </style:style>
    <style:style style:name="T12" style:family="text">
      <style:text-properties fo:color="#ff00cc" fo:font-size="10.5pt" style:font-size-asian="10.5pt" style:font-size-complex="10.5pt"/>
    </style:style>
    <style:style style:name="T13" style:family="text">
      <style:text-properties fo:color="#ff3333" fo:font-size="10.5pt" style:font-size-asian="10.5pt" style:font-size-complex="10.5pt"/>
    </style:style>
    <style:style style:name="T14" style:family="text">
      <style:text-properties fo:color="#ff0066" fo:font-size="10.5pt" style:font-size-asian="10.5pt" style:font-size-complex="10.5pt"/>
    </style:style>
    <style:style style:name="T15" style:family="text">
      <style:text-properties fo:color="#ff00cc"/>
    </style:style>
    <style:style style:name="T16" style:family="text">
      <style:text-properties fo:color="#ff0066"/>
    </style:style>
    <style:style style:name="T17" style:family="text">
      <style:text-properties fo:color="#ff3333" fo:font-size="11pt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ff6600" fo:font-size="11pt" style:font-size-asian="11pt" style:font-size-complex="11pt"/>
    </style:style>
    <style:style style:name="T20" style:family="text">
      <style:text-properties fo:color="#ff00cc" fo:font-size="11pt" style:font-size-asian="11pt" style:font-size-complex="11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ff3333" fo:font-size="10pt" style:font-size-asian="10pt" style:font-size-complex="10pt"/>
    </style:style>
    <style:style style:name="T23" style:family="text">
      <style:text-properties fo:color="#ff6600" fo:font-size="10pt" style:font-size-asian="10pt" style:font-size-complex="10pt"/>
    </style:style>
    <style:style style:name="T24" style:family="text">
      <style:text-properties fo:color="#ff00cc" fo:font-size="10pt" style:font-size-asian="10pt" style:font-size-complex="10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color="#ff3333" fo:font-size="13pt" style:font-size-asian="13pt" style:font-size-complex="13pt"/>
    </style:style>
    <style:style style:name="T27" style:family="text">
      <style:text-properties fo:color="#ff6600" fo:font-size="13pt" style:font-size-asian="13pt" style:font-size-complex="13pt"/>
    </style:style>
    <style:style style:name="T28" style:family="text">
      <style:text-properties fo:color="#00cc00" fo:font-size="13pt" style:font-size-asian="13pt" style:font-size-complex="13pt"/>
    </style:style>
    <style:style style:name="T29" style:family="text">
      <style:text-properties fo:color="#000000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>
        <draw:frame presentation:style-name="pr1" draw:text-style-name="P1" draw:layer="layout" svg:width="19.5cm" svg:height="3.473cm" svg:x="4cm" svg:y="5.6cm" presentation:class="title" presentation:user-transformed="true">
          <draw:text-box>
            <text:p text:style-name="P1"><text:span text:style-name="T1">Reti di Calcolatori T</text:span><text:span text:style-name="T1"><text:line-break/></text:span><text:span text:style-name="T1">Esercitazione 2</text:span></text:p>
          </draw:text-box>
        </draw:frame>
        <draw:frame draw:style-name="gr1" draw:text-style-name="P3" draw:layer="layout" svg:width="6cm" svg:height="4.517cm" svg:x="10.8cm" svg:y="10.883cm">
          <draw:text-box>
            <text:p text:style-name="P2"><text:span text:style-name="T2">GRUPPO 5:</text:span></text:p>
            <text:p text:style-name="P2">Stefano Lentini</text:p>
            <text:p text:style-name="P2">Davide Perinti</text:p>
            <text:p text:style-name="P2">Leone Ruggiero</text:p>
            <text:p text:style-name="P2">Marco Turzi</text:p>
            <text:p text:style-name="P2">Andrea Zanni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Client(1):</text:span><text:line-break/><text:span text:style-name="T4">Check argomenti</text:span></text:p>
          </draw:text-box>
        </draw:frame>
        <draw:frame draw:style-name="gr3" draw:text-style-name="P6" draw:layer="layout" svg:width="17.942cm" svg:height="11.348cm" svg:x="0.4cm" svg:y="6.652cm">
          <draw:text-box>
            <text:p text:style-name="P5"><text:span text:style-name="T5">if(args.length!=3) {</text:span></text:p>
            <text:p text:style-name="P5"><text:span text:style-name="T5"><text:tab/></text:span><text:span text:style-name="T5"><text:tab/></text:span><text:span text:style-name="T5"><text:tab/></text:span><text:span text:style-name="T5">System.out.println("usage: Client min_size(intero) serverAddr serverPort(intero)");</text:span></text:p>
            <text:p text:style-name="P5"><text:span text:style-name="T5"><text:tab/></text:span><text:span text:style-name="T5"><text:tab/></text:span><text:span text:style-name="T5"><text:tab/></text:span><text:span text:style-name="T5">System.exit(1);</text:span></text:p>
            <text:p text:style-name="P5"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try {</text:span></text:p>
            <text:p text:style-name="P5"><text:span text:style-name="T5"><text:tab/></text:span><text:span text:style-name="T5"><text:tab/></text:span><text:span text:style-name="T5"><text:tab/></text:span><text:span text:style-name="T5">min_size=Integer.parseInt(args[0]);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6">if(min_size&lt;=0) {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System.err.println("min_size deve essere &gt;0");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System.exit(1);</text:span></text:p>
            <text:p text:style-name="P5"><text:span text:style-name="T6"><text:tab/></text:span><text:span text:style-name="T6"><text:tab/></text:span><text:span text:style-name="T6"><text:tab/></text:span><text:span text:style-name="T6">}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serverPort=Integer.parseInt(args[2]);</text:span></text:p>
            <text:p text:style-name="P5"><text:span text:style-name="T5"><text:tab/></text:span><text:span text:style-name="T5"><text:tab/></text:span><text:span text:style-name="T5"><text:tab/></text:span><text:span text:style-name="T5">addr=InetAddress.getByName(args[1]);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<text:tab/></text:span><text:span text:style-name="T7">catch(UnknownHostException e) {</text:span></text:p>
            <text:p text:style-name="P5"><text:span text:style-name="T7"><text:tab/></text:span><text:span text:style-name="T7"><text:tab/></text:span><text:span text:style-name="T7"><text:tab/></text:span><text:span text:style-name="T7">e.printStackTrace();</text:span></text:p>
            <text:p text:style-name="P5"><text:span text:style-name="T7"><text:tab/></text:span><text:span text:style-name="T7"><text:tab/></text:span><text:span text:style-name="T7"><text:tab/></text:span><text:span text:style-name="T7">System.out.println("Remote-host sconosciuto");</text:span></text:p>
            <text:p text:style-name="P5"><text:span text:style-name="T7"><text:tab/></text:span><text:span text:style-name="T7"><text:tab/></text:span><text:span text:style-name="T7"><text:tab/></text:span><text:span text:style-name="T7">System.exit(2);</text:span></text:p>
            <text:p text:style-name="P5"><text:span text:style-name="T7"><text:tab/></text:span><text:span text:style-name="T7"><text:tab/></text:span><text:span text:style-name="T7">}</text:span></text:p>
            <text:p text:style-name="P5"><text:span text:style-name="T5"><text:tab/></text:span><text:span text:style-name="T5"><text:tab/></text:span><text:span text:style-name="T8">catch(NumberFormatException e) {</text:span></text:p>
            <text:p text:style-name="P5"><text:span text:style-name="T8"><text:tab/></text:span><text:span text:style-name="T8"><text:tab/></text:span><text:span text:style-name="T8"><text:tab/></text:span><text:span text:style-name="T8">e.printStackTrace();</text:span></text:p>
            <text:p text:style-name="P5"><text:span text:style-name="T8"><text:tab/></text:span><text:span text:style-name="T8"><text:tab/></text:span><text:span text:style-name="T8"><text:tab/></text:span><text:span text:style-name="T8">System.out.println("usage: Client min_size(intero) serverAddr serverPort(intero)");</text:span></text:p>
            <text:p text:style-name="P5"><text:span text:style-name="T8"><text:tab/></text:span><text:span text:style-name="T8"><text:tab/></text:span><text:span text:style-name="T8"><text:tab/></text:span><text:span text:style-name="T8">System.exit(3);</text:span></text:p>
            <text:p text:style-name="P5"><text:span text:style-name="T8"><text:tab/></text:span><text:span text:style-name="T8"><text:tab/></text:span><text:span text:style-name="T8">}</text:span></text:p>
          </draw:text-box>
        </draw:frame>
        <draw:line draw:style-name="gr4" draw:text-style-name="P7" draw:layer="layout" svg:x1="13.4cm" svg:y1="10.8cm" svg:x2="19.2cm" svg:y2="8.8cm">
          <text:p/>
        </draw:line>
        <draw:frame draw:style-name="gr5" draw:text-style-name="P9" draw:layer="layout" svg:width="6.4cm" svg:height="3.095cm" svg:x="19.4cm" svg:y="7.305cm">
          <draw:text-box>
            <text:p text:style-name="P8"><text:span text:style-name="T9">Ci aspettiamo che la dimensione minima richiesta sia un valore positivo.</text:span></text:p>
          </draw:text-box>
        </draw:frame>
        <draw:line draw:style-name="gr6" draw:text-style-name="P7" draw:layer="layout" svg:x1="12.8cm" svg:y1="14.6cm" svg:x2="19.2cm" svg:y2="13.4cm">
          <text:p/>
        </draw:line>
        <draw:frame draw:style-name="gr5" draw:text-style-name="P11" draw:layer="layout" svg:width="7.8cm" svg:height="3.095cm" svg:x="19.2cm" svg:y="11.8cm">
          <draw:text-box>
            <text:p text:style-name="P10"><text:span text:style-name="T10">Nel caso il parametro serverAddr non venga riconosciuto come InetAddress. <text:s/></text:span></text:p>
          </draw:text-box>
        </draw:frame>
        <draw:frame draw:style-name="gr7" draw:text-style-name="P13" draw:layer="layout" svg:width="8cm" svg:height="2.384cm" svg:x="19.4cm" svg:y="17.4cm">
          <draw:text-box>
            <text:p text:style-name="P12"><text:span text:style-name="T11">Errore formato dei valori della porta e della min_size.</text:span></text:p>
          </draw:text-box>
        </draw:frame>
        <draw:line draw:style-name="gr8" draw:text-style-name="P7" draw:layer="layout" svg:x1="12.6cm" svg:y1="17.4cm" svg:x2="19.4cm" svg:y2="18.6cm">
          <text:p/>
        </draw:lin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Client(2): </text:span><text:line-break/><text:span text:style-name="T4">Ciclo invio Directorys</text:span></text:p>
          </draw:text-box>
        </draw:frame>
        <draw:frame draw:style-name="gr9" draw:text-style-name="P6" draw:layer="layout" svg:width="25.157cm" svg:height="15.047cm" svg:x="0.243cm" svg:y="4.641cm">
          <draw:text-box>
            <text:p text:style-name="P5"><text:span text:style-name="T5">do{</text:span></text:p>
            <text:p text:style-name="P5"><text:span text:style-name="T5"><text:tab/></text:span><text:span text:style-name="T5"><text:tab/></text:span><text:span text:style-name="T5"><text:tab/></text:span><text:span text:style-name="T5">//richiesta dir e invio contenuto dir</text:span></text:p>
            <text:p text:style-name="P5"><text:span text:style-name="T5"><text:tab/></text:span><text:span text:style-name="T5"><text:tab/></text:span><text:span text:style-name="T5"><text:tab/></text:span><text:span text:style-name="T5">System.out.println("Inserire il percorso assoluto o relativo della directory di cui si vuole inviare il contenuto (EOF per terminare)"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try {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read_dir=in.readLine(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if(read_dir!=null) {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File </text:span><text:span text:style-name="T12">dir</text:span><text:span text:style-name="T5">=new File(read_dir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invio file(s)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3">if(dir.isDirectory()) {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//creazione Socket per dir corrente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ocket = new Socket(addr,serverPort);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ocketIn = new DataInputStream(socket.getInputStream());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ocketOut = new DataOutputStream(socket.getOutputStream()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//ciclo nei file della directory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or(File f : dir.listFiles())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vioFile(f, min_size, socketIn, socketOut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ocketOut.writeUTF("finito"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ocket.shutdownOutput(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3">}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lse {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ystem.out.println(read_dir + " non è una directory"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5">}catch(IOException e) {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e.printStackTrace();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System.exit(4);</text:span></text:p>
            <text:p text:style-name="P5"><text:span text:style-name="T5"><text:tab/></text:span><text:span text:style-name="T5"><text:tab/></text:span><text:span text:style-name="T5"><text:tab/></text:span><text:span text:style-name="T5">}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}</text:span><text:span text:style-name="T14">while(read_dir!=null);</text:span></text:p>
          </draw:text-box>
        </draw:frame>
        <draw:line draw:style-name="gr6" draw:text-style-name="P7" draw:layer="layout" svg:x1="10.4cm" svg:y1="9.6cm" svg:x2="14.4cm" svg:y2="8cm">
          <text:p/>
        </draw:line>
        <draw:frame draw:style-name="gr5" draw:text-style-name="P11" draw:layer="layout" svg:width="11.8cm" svg:height="1.673cm" svg:x="14.6cm" svg:y="7.327cm">
          <draw:text-box>
            <text:p text:style-name="P10"><text:span text:style-name="T10">Controlliamo ad ogni ciclo che l’utente inserisca una directory valida da INPUT.</text:span></text:p>
          </draw:text-box>
        </draw:frame>
        <draw:line draw:style-name="gr4" draw:text-style-name="P7" draw:layer="layout" svg:x1="16.8cm" svg:y1="12cm" svg:x2="19.2cm" svg:y2="14.2cm">
          <text:p/>
        </draw:line>
        <draw:frame draw:style-name="gr5" draw:text-style-name="P9" draw:layer="layout" svg:width="7.6cm" svg:height="3.095cm" svg:x="18.8cm" svg:y="14.705cm">
          <draw:text-box>
            <text:p text:style-name="P8"><text:span text:style-name="T9">Creiamo la socket che verrà utilizzata per trasferire i file dalla </text:span><text:span text:style-name="T15">dir</text:span><text:span text:style-name="T9"> al Server.</text:span></text:p>
          </draw:text-box>
        </draw:frame>
        <draw:line draw:style-name="gr10" draw:text-style-name="P7" draw:layer="layout" svg:x1="7.8cm" svg:y1="13cm" svg:x2="6cm" svg:y2="12.4cm">
          <text:p/>
        </draw:line>
        <draw:frame draw:style-name="gr11" draw:text-style-name="P13" draw:layer="layout" svg:width="6.007cm" svg:height="8.228cm" svg:x="0.193cm" svg:y="9.572cm">
          <draw:text-box>
            <text:p text:style-name="P12"><text:span text:style-name="T11">Invio TUTTI i files (accettati) all’interno della dir.</text:span></text:p>
            <text:p text:style-name="P12"><text:span text:style-name="T11">Comunico al server la fine dei files.</text:span></text:p>
            <text:p text:style-name="P12"><text:span text:style-name="T11">Chiudo l’out della Socket lato Client.</text:span></text:p>
            <text:p text:style-name="P12"><text:span text:style-name="T11">(NUOVA CONNESSIONE AD OGNI DIRECTORY)</text:span></text:p>
          </draw:text-box>
        </draw:frame>
        <draw:frame draw:style-name="gr12" draw:text-style-name="P15" draw:layer="layout" svg:width="10.4cm" svg:height="3.095cm" svg:x="8.6cm" svg:y="18cm">
          <draw:text-box>
            <text:p text:style-name="P14"><text:span text:style-name="T16">L’utente può scegliere di inviare altre directorys o terminare con EOF. ( readLine(); lo legge come null).</text:span></text:p>
          </draw:text-box>
        </draw:frame>
        <draw:line draw:style-name="gr13" draw:text-style-name="P7" draw:layer="layout" svg:x1="6.8cm" svg:y1="19.4cm" svg:x2="8.8cm" svg:y2="19cm">
          <text:p/>
        </draw:lin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Client(3):</text:span><text:line-break/><text:span text:style-name="T4">Metodo InvioFile</text:span></text:p>
          </draw:text-box>
        </draw:frame>
        <draw:frame draw:style-name="gr14" draw:text-style-name="P6" draw:layer="layout" svg:width="23.297cm" svg:height="14.636cm" svg:x="0.103cm" svg:y="5cm">
          <draw:text-box>
            <text:p text:style-name="P5"><text:span text:style-name="T5">private static void InvioFile(File f, int min_size,DataInputStream socketIn, DataOutputStream socketOut) throws IOException <text:s/>{</text:span></text:p>
            <text:p text:style-name="P5"><text:span text:style-name="T5"><text:tab/></text:span><text:span text:style-name="T5"><text:tab/></text:span><text:span text:style-name="T5">long file_size = f.length();</text:span></text:p>
            <text:p text:style-name="P5"><text:span text:style-name="T5"><text:tab/></text:span><text:span text:style-name="T5"><text:tab/></text:span><text:span text:style-name="T5">String ans = null;</text:span></text:p>
            <text:p text:style-name="P5"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13">if(file_size &gt; min_size &amp;&amp; !f.isDirectory()) {</text:span></text:p>
            <text:p text:style-name="P5"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<text:tab/></text:span><text:span text:style-name="T8">socketOut.writeUTF(f.getName());</text:span></text:p>
            <text:p text:style-name="P5"><text:span text:style-name="T8"><text:tab/></text:span><text:span text:style-name="T8"><text:tab/></text:span><text:span text:style-name="T8"><text:tab/></text:span><text:span text:style-name="T8">ans = socketIn.readUTF();</text:span></text:p>
            <text:p text:style-name="P5"><text:span text:style-name="T8"><text:tab/></text:span><text:span text:style-name="T8"><text:tab/></text:span><text:span text:style-name="T8"><text:tab/></text:span></text:p>
            <text:p text:style-name="P5"><text:span text:style-name="T8"><text:tab/></text:span><text:span text:style-name="T8"><text:tab/></text:span><text:span text:style-name="T8"><text:tab/></text:span><text:span text:style-name="T8">if(ans.equals("attiva")) {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ystem.out.println("Sto inviando "+f.getName()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ocketOut.writeLong(file_size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FileUtility.trasferisci_a_byte_file_binario(new DataInputStream(new FileInputStream(f)), socketOut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ystem.out.println("Inviato"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text:style-name="P5"><text:span text:style-name="T8"><text:tab/></text:span><text:span text:style-name="T8"><text:tab/></text:span><text:span text:style-name="T8"><text:tab/></text:span><text:span text:style-name="T8">}</text:span></text:p>
            <text:p text:style-name="P5"><text:span text:style-name="T8"><text:tab/></text:span><text:span text:style-name="T8"><text:tab/></text:span><text:span text:style-name="T8"><text:tab/></text:span><text:span text:style-name="T8">else if (ans.equals("salta file")){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ystem.out.println("File "+f.getName()+" già esistente o non richiesto dal server.");</text:span></text:p>
            <text:p text:style-name="P5"><text:span text:style-name="T8"><text:tab/></text:span><text:span text:style-name="T8"><text:tab/></text:span><text:span text:style-name="T8"><text:tab/></text:span><text:span text:style-name="T8">}</text:span></text:p>
            <text:p text:style-name="P5"><text:span text:style-name="T8"><text:tab/></text:span><text:span text:style-name="T8"><text:tab/></text:span><text:span text:style-name="T8"><text:tab/></text:span><text:span text:style-name="T8">else {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ystem.err.println("Errore nel trasferimento del file "+f.getName()+". Risposta dal server non prevista: "+ans)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System.exit(1);</text:span></text:p>
            <text:p text:style-name="P5"><text:span text:style-name="T8"><text:tab/></text:span><text:span text:style-name="T8"><text:tab/></text:span><text:span text:style-name="T8"><text:tab/></text:span><text:span text:style-name="T8">}</text:span></text:p>
            <text:p text:style-name="P5"><text:span text:style-name="T5"><text:tab/></text:span><text:span text:style-name="T5"><text:tab/></text:span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13">}</text:span></text:p>
            <text:p text:style-name="P5"><text:span text:style-name="T5"><text:tab/></text:span><text:span text:style-name="T5"><text:tab/></text:span></text:p>
            <text:p text:style-name="P5"><text:span text:style-name="T5"><text:tab/></text:span><text:span text:style-name="T5"><text:tab/></text:span><text:span text:style-name="T5">i</text:span><text:span text:style-name="T12">f(f.isDirectory()) {</text:span></text:p>
            <text:p text:style-name="P5"><text:span text:style-name="T12"><text:tab/></text:span><text:span text:style-name="T12"><text:tab/></text:span><text:span text:style-name="T12"><text:tab/></text:span></text:p>
            <text:p text:style-name="P5"><text:span text:style-name="T12"><text:tab/></text:span><text:span text:style-name="T12"><text:tab/></text:span><text:span text:style-name="T12"><text:tab/></text:span><text:span text:style-name="T12">for(File file: f.listFiles())</text:span></text:p>
            <text:p text:style-name="P5"><text:span text:style-name="T12"><text:tab/></text:span><text:span text:style-name="T12"><text:tab/></text:span><text:span text:style-name="T12"><text:tab/></text:span><text:span text:style-name="T12"><text:tab/></text:span><text:span text:style-name="T12">InvioFile(file,min_size,socketIn,socketOut);</text:span><text:span text:style-name="T12"><text:tab/></text:span></text:p>
            <text:p text:style-name="P5"><text:span text:style-name="T12"><text:tab/></text:span><text:span text:style-name="T12"><text:tab/></text:span><text:span text:style-name="T12">}</text:span></text:p>
            <text:p text:style-name="P5"><text:span text:style-name="T5"><text:tab/></text:span><text:span text:style-name="T5">}</text:span></text:p>
          </draw:text-box>
        </draw:frame>
        <draw:line draw:style-name="gr15" draw:text-style-name="P16" draw:layer="layout" svg:x1="9.8cm" svg:y1="7cm" svg:x2="13.2cm" svg:y2="7.2cm">
          <text:p><text:span text:style-name="T10"/></text:p>
        </draw:line>
        <draw:frame draw:style-name="gr5" draw:text-style-name="P3" draw:layer="layout" svg:width="8.2cm" svg:height="3.095cm" svg:x="13.4cm" svg:y="5.705cm">
          <draw:text-box>
            <text:p text:style-name="P2"><text:span text:style-name="T10">Se il file da passare rispetta la min_size e non è una directory procediamo alla richiesta.</text:span></text:p>
          </draw:text-box>
        </draw:frame>
        <draw:frame draw:style-name="gr16" draw:text-style-name="P13" draw:layer="layout" svg:width="14.2cm" svg:height="2.4cm" svg:x="12.8cm" svg:y="15.6cm">
          <draw:text-box>
            <text:p text:style-name="P12">Inviamo il nome del file al Server che ci dirà se Inviare o saltare il file tramite la socket creata in precedenza.</text:p>
          </draw:text-box>
        </draw:frame>
        <draw:line draw:style-name="gr8" draw:text-style-name="P7" draw:layer="layout" svg:x1="8.2cm" svg:y1="15.2cm" svg:x2="12.8cm" svg:y2="16.4cm">
          <text:p/>
        </draw:line>
        <draw:frame draw:style-name="gr17" draw:text-style-name="P18" draw:layer="layout" svg:width="12.2cm" svg:height="2.673cm" svg:x="13cm" svg:y="18.2cm">
          <draw:text-box>
            <text:p text:style-name="P17"><text:span text:style-name="T15">Nel caso in cui il file sia in realtà una subDirectory ricorsivamente inviamo tutti i file presenti al suo interno.</text:span></text:p>
          </draw:text-box>
        </draw:frame>
        <draw:line draw:style-name="gr18" draw:text-style-name="P7" draw:layer="layout" svg:x1="9.6cm" svg:y1="18.6cm" svg:x2="13.2cm" svg:y2="19.4cm">
          <text:p/>
        </draw:lin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Server(1):</text:span><text:line-break/><text:span text:style-name="T4">ServerSocket</text:span></text:p>
          </draw:text-box>
        </draw:frame>
        <draw:frame draw:style-name="gr19" draw:text-style-name="P19" draw:layer="layout" svg:width="24.946cm" svg:height="15.183cm" svg:x="0.4cm" svg:y="5.217cm">
          <draw:text-box>
            <text:p><text:span text:style-name="T10">if (args.length == 0) {</text:span></text:p>
            <text:p><text:span text:style-name="T10"><text:tab/></text:span><text:span text:style-name="T10"><text:tab/></text:span><text:span text:style-name="T10"><text:tab/></text:span><text:span text:style-name="T10">port = PORT;</text:span><text:span text:style-name="T10"><text:tab/></text:span></text:p>
            <text:p><text:span text:style-name="T10"><text:tab/></text:span><text:span text:style-name="T10"><text:tab/></text:span><text:span text:style-name="T10">}</text:span></text:p>
            <text:p><text:tab/><text:tab/><text:span text:style-name="T11">else{</text:span></text:p>
            <text:p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try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port = Integer.parseInt(args[0]);</text:span></text:p>
            <text:p><text:span text:style-name="T11"><text:tab/></text:span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} catch (NumberFormatException e) {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ystem.err.println("usage: Server [porta(intero)] (DefaultPort: 1026)");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System.exit(1);</text:span></text:p>
            <text:p><text:span text:style-name="T11"><text:tab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}</text:span></text:p>
            <text:p><text:tab/><text:tab/></text:p>
            <text:p><text:tab/><text:tab/>try {</text:p>
            <text:p><text:tab/><text:tab/><text:tab/>serverSocket = new ServerSocket(port);</text:p>
            <text:p><text:tab/><text:tab/>} catch (IOException e) {</text:p>
            <text:p><text:tab/><text:tab/><text:tab/>System.err.println("Errore creazione serverSocket");</text:p>
            <text:p><text:tab/><text:tab/><text:tab/>e.printStackTrace();</text:p>
            <text:p><text:tab/><text:tab/><text:tab/>System.exit(2);</text:p>
            <text:p><text:tab/><text:tab/>}</text:p>
          </draw:text-box>
        </draw:frame>
        <draw:line draw:style-name="gr20" draw:text-style-name="P7" draw:layer="layout" svg:x1="8.4cm" svg:y1="6.2cm" svg:x2="14.4cm" svg:y2="6.2cm">
          <text:p/>
        </draw:line>
        <draw:frame draw:style-name="gr5" draw:text-style-name="P11" draw:layer="layout" svg:width="10cm" svg:height="3.095cm" svg:x="15cm" svg:y="5.527cm">
          <draw:text-box>
            <text:p text:style-name="P10"><text:span text:style-name="T10">Se il Server viene avviato senza argomenti, la ServerSocket verrà inizializzata con una porta di default PORT.</text:span></text:p>
          </draw:text-box>
        </draw:frame>
        <draw:frame draw:style-name="gr5" draw:text-style-name="P13" draw:layer="layout" svg:width="14.2cm" svg:height="3.095cm" svg:x="13cm" svg:y="12.905cm">
          <draw:text-box>
            <text:p text:style-name="P12">Se invece passiamo come primo argomento la porta desiderata, la ServerSocket verrà avviata su questa porta. (A meno di errori di formato :-) ).</text:p>
          </draw:text-box>
        </draw:frame>
        <draw:line draw:style-name="gr8" draw:text-style-name="P7" draw:layer="layout" svg:x1="10.4cm" svg:y1="13cm" svg:x2="12.6cm" svg:y2="14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Server(2):</text:span><text:line-break/><text:span text:style-name="T4">Socket → Thread(socket)</text:span></text:p>
          </draw:text-box>
        </draw:frame>
        <draw:frame draw:style-name="gr21" draw:text-style-name="P21" draw:layer="layout" svg:width="19.522cm" svg:height="12.027cm" svg:x="0.278cm" svg:y="5cm">
          <draw:text-box>
            <text:p text:style-name="P20"><text:span text:style-name="T17">while(true)</text:span><text:span text:style-name="T18"> </text:span><text:span text:style-name="T17">{</text:span></text:p>
            <text:p text:style-name="P20"><text:span text:style-name="T18"><text:tab/></text:span><text:span text:style-name="T18"><text:tab/></text:span><text:span text:style-name="T18"><text:tab/></text:span></text:p>
            <text:p text:style-name="P20"><text:span text:style-name="T18"><text:tab/></text:span><text:span text:style-name="T18"><text:tab/></text:span><text:span text:style-name="T18"><text:tab/></text:span><text:span text:style-name="T18">try {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System.out.println("Server PRONTO in attesa di una richiesta da un Client."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9">socket = serverSocket.accept();</text:span></text:p>
            <text:p text:style-name="P20"><text:span text:style-name="T18"><text:tab/></text:span><text:span text:style-name="T18"><text:tab/></text:span><text:span text:style-name="T18"><text:tab/></text:span><text:span text:style-name="T18">}catch (IOException e) {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e.printStackTrace(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try {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erverSocket.close(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}catch(IOException e1) {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ystem.err.println("Errore chiusara serverSocket:"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e1.printStackTrace(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ystem.exit(2);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}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text:span text:style-name="T18">System.exit(2);</text:span></text:p>
            <text:p text:style-name="P20"><text:span text:style-name="T18"><text:tab/></text:span><text:span text:style-name="T18"><text:tab/></text:span><text:span text:style-name="T18"><text:tab/></text:span><text:span text:style-name="T18">}</text:span></text:p>
            <text:p text:style-name="P20"><text:span text:style-name="T18"><text:tab/></text:span><text:span text:style-name="T18"><text:tab/></text:span><text:span text:style-name="T18"><text:tab/></text:span><text:span text:style-name="T18"><text:tab/></text:span></text:p>
            <text:p text:style-name="P20"><text:span text:style-name="T18"><text:tab/></text:span><text:span text:style-name="T18"><text:tab/></text:span><text:span text:style-name="T18"><text:tab/></text:span><text:span text:style-name="T20">DirectoryServerThread thread = new DirectoryServerThread(socket);</text:span></text:p>
            <text:p text:style-name="P20"><text:span text:style-name="T20"><text:tab/></text:span><text:span text:style-name="T20"><text:tab/></text:span><text:span text:style-name="T20"><text:tab/></text:span><text:span text:style-name="T20">thread.run();</text:span></text:p>
            <text:p text:style-name="P20"><text:span text:style-name="T17">}</text:span></text:p>
          </draw:text-box>
        </draw:frame>
        <draw:line draw:style-name="gr6" draw:text-style-name="P7" draw:layer="layout" svg:x1="3.4cm" svg:y1="5.4cm" svg:x2="6.8cm" svg:y2="5.4cm">
          <text:p/>
        </draw:line>
        <draw:frame draw:style-name="gr22" draw:text-style-name="P11" draw:layer="layout" svg:width="20.6cm" svg:height="1.673cm" svg:x="7cm" svg:y="4.8cm">
          <draw:text-box>
            <text:p text:style-name="P10"><text:span text:style-name="T10">Creata la ServerSocket, il Server si dovrà occupare di attendere la richieste dai Clients ed assegnarle ai suoi Threads.</text:span></text:p>
          </draw:text-box>
        </draw:frame>
        <draw:frame draw:style-name="gr23" draw:text-style-name="P13" draw:layer="layout" svg:width="13.4cm" svg:height="3.095cm" svg:x="13.4cm" svg:y="7cm">
          <draw:text-box>
            <text:p text:style-name="P12"><text:span text:style-name="T11">L’accept, funzione sospensiva della ServerSocket, si occupa della creazione della socket che verrano utilizzate dal Thread per comunicare con il Client corrispondente.</text:span></text:p>
          </draw:text-box>
        </draw:frame>
        <draw:line draw:style-name="gr8" draw:text-style-name="P7" draw:layer="layout" svg:x1="11cm" svg:y1="7.2cm" svg:x2="13.4cm" svg:y2="7.8cm">
          <text:p/>
        </draw:line>
        <draw:frame draw:style-name="gr5" draw:text-style-name="P18" draw:layer="layout" svg:width="11cm" svg:height="2.384cm" svg:x="13cm" svg:y="15.216cm">
          <draw:text-box>
            <text:p text:style-name="P17"><text:span text:style-name="T15">Infine il Server inizilazza il DirectoryServerThread passandogli la socket e lo avvia (run()).</text:span></text:p>
          </draw:text-box>
        </draw:frame>
        <draw:line draw:style-name="gr18" draw:text-style-name="P7" draw:layer="layout" svg:x1="8.4cm" svg:y1="13.4cm" svg:x2="12.8cm" svg:y2="15.6cm">
          <text:p/>
        </draw:lin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3" draw:layer="layout" svg:width="19.5cm" svg:height="3.745cm" svg:x="1.4cm" svg:y="0.661cm" presentation:class="title" presentation:user-transformed="true">
          <draw:text-box>
            <text:p text:style-name="P2">DirectoryServerThread(1):<text:line-break/>Ciclo ricezione file</text:p>
          </draw:text-box>
        </draw:frame>
        <draw:frame draw:style-name="gr24" draw:text-style-name="P23" draw:layer="layout" svg:width="24.6cm" svg:height="12.859cm" svg:x="0.4cm" svg:y="4.952cm">
          <draw:text-box>
            <text:p text:style-name="P22"><text:span text:style-name="T21">public void run() {</text:span></text:p>
            <text:p text:style-name="P22"><text:span text:style-name="T21"><text:tab/></text:span><text:span text:style-name="T21"><text:tab/></text:span><text:span text:style-name="T21">boolean finito =false;</text:span></text:p>
            <text:p text:style-name="P22"><text:span text:style-name="T21"><text:tab/></text:span><text:span text:style-name="T21"><text:tab/></text:span></text:p>
            <text:p text:style-name="P22"><text:span text:style-name="T21"><text:tab/></text:span><text:span text:style-name="T21"><text:tab/></text:span><text:span text:style-name="T21">try {</text:span></text:p>
            <text:p text:style-name="P22"><text:span text:style-name="T21"><text:tab/></text:span><text:span text:style-name="T21"><text:tab/></text:span><text:span text:style-name="T21"><text:tab/></text:span><text:span text:style-name="T21">while(!finito) {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1">nomeFile = inSock.readUTF();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2">if(nomeFile.equals("finito")) {</text:span></text:p>
            <text:p text:style-name="P2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nito=true;</text:span></text:p>
            <text:p text:style-name="P2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ocket.shutdownOutput();</text:span></text:p>
            <text:p text:style-name="P22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return;</text:span></text:p>
            <text:p text:style-name="P22"><text:span text:style-name="T22"><text:tab/></text:span><text:span text:style-name="T22"><text:tab/></text:span><text:span text:style-name="T22"><text:tab/></text:span><text:span text:style-name="T22"><text:tab/></text:span><text:span text:style-name="T22">}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1">else {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System.out.println("Thread:"+Thread.currentThread().getId()+" Richiesta invio FILE: "+nomeFile);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1">}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/text:p>
            <text:p text:style-name="P22"><text:span text:style-name="T21"><text:tab/></text:span><text:span text:style-name="T21"><text:tab/></text:span><text:span text:style-name="T21"><text:tab/></text:span><text:span text:style-name="T21"><text:tab/></text:span><text:span text:style-name="T23">if(new File(nomeFile).exists()) {</text:span></text:p>
            <text:p text:style-name="P2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/text:p>
            <text:p text:style-name="P2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outSock.writeUTF("salta file");</text:span></text:p>
            <text:p text:style-name="P2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ystem.out.println("Thread:"+Thread.currentThread().getId()+" File GIA' presente");</text:span></text:p>
            <text:p text:style-name="P22"><text:span text:style-name="T23"><text:tab/></text:span><text:span text:style-name="T23"><text:tab/></text:span><text:span text:style-name="T23"><text:tab/></text:span><text:span text:style-name="T23"><text:tab/></text:span><text:span text:style-name="T23">}</text:span><text:span text:style-name="T24">else {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outSock.writeUTF("attiva");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ize = inSock.readLong();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FileUtility.trasferisci_a_byte_file_binario(inSock, new DataOutputStream(new FileOutputStream(nomeFile)),size);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ystem.out.println("Thread:"+Thread.currentThread().getId()+" File ricevuto");</text:span><text:span text:style-name="T24"><text:tab/></text:span><text:span text:style-name="T24"><text:tab/></text:span></text:p>
            <text:p text:style-name="P22"><text:span text:style-name="T24"><text:tab/></text:span><text:span text:style-name="T24"><text:tab/></text:span><text:span text:style-name="T24"><text:tab/></text:span><text:span text:style-name="T24"><text:tab/></text:span><text:span text:style-name="T24">}</text:span></text:p>
            <text:p text:style-name="P22"><text:span text:style-name="T21"><text:tab/></text:span><text:span text:style-name="T21"><text:tab/></text:span><text:span text:style-name="T21"><text:tab/></text:span><text:span text:style-name="T21">}</text:span></text:p>
            <text:p text:style-name="P22"><text:span text:style-name="T21"><text:tab/></text:span><text:span text:style-name="T21"><text:tab/></text:span><text:span text:style-name="T21">}</text:span></text:p>
          </draw:text-box>
        </draw:frame>
        <draw:line draw:style-name="gr6" draw:text-style-name="P7" draw:layer="layout" svg:x1="10.6cm" svg:y1="8.8cm" svg:x2="14.8cm" svg:y2="6.8cm">
          <text:p/>
        </draw:line>
        <draw:frame draw:style-name="gr5" draw:text-style-name="P11" draw:layer="layout" svg:width="10.4cm" svg:height="4.517cm" svg:x="14.8cm" svg:y="5.127cm">
          <draw:text-box>
            <text:p text:style-name="P10"><text:span text:style-name="T10">Il Client dopo aver trasferito tutti i file della Directory, notificherà al DirectoryServerThread la fine del trasferimento, che chiuderà l’out della Socket del Server e terminerà. </text:span></text:p>
          </draw:text-box>
        </draw:frame>
        <draw:frame draw:style-name="gr5" draw:text-style-name="P13" draw:layer="layout" svg:width="8cm" svg:height="1.673cm" svg:x="17.6cm" svg:y="11.2cm">
          <draw:text-box>
            <text:p text:style-name="P12">Se il file esiste, il Server dice al Client di saltarlo.</text:p>
          </draw:text-box>
        </draw:frame>
        <draw:line draw:style-name="gr8" draw:text-style-name="P7" draw:layer="layout" svg:x1="12.2cm" svg:y1="12.6cm" svg:x2="17.6cm" svg:y2="12cm">
          <text:p/>
        </draw:line>
        <draw:frame draw:style-name="gr5" draw:text-style-name="P18" draw:layer="layout" svg:width="14.8cm" svg:height="3.095cm" svg:x="12.4cm" svg:y="17.705cm">
          <draw:text-box>
            <text:p text:style-name="P17">Se il file NON esiste, il Server dice al Client di attivare il trasferimento e si occupa di trasferire i byte sul file binario tramite il metodo trasferisci_a_byte_file_binario</text:p>
          </draw:text-box>
        </draw:frame>
        <draw:line draw:style-name="gr18" draw:text-style-name="P7" draw:layer="layout" svg:x1="11.4cm" svg:y1="16.6cm" svg:x2="12.8cm" svg:y2="17.705cm">
          <text:p/>
        </draw:lin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5" draw:text-style-name="P2" draw:layer="layout" svg:width="21.1cm" svg:height="4.895cm" svg:x="0.8cm" svg:y="0.105cm" presentation:class="title" presentation:user-transformed="true">
          <draw:text-box>
            <text:p text:style-name="P2"><text:span text:style-name="T3">DirectoryServerThread(1bis):</text:span><text:span text:style-name="T3"><text:line-break/></text:span><text:span text:style-name="T4">Eccezioni</text:span></text:p>
          </draw:text-box>
        </draw:frame>
        <draw:frame draw:style-name="gr25" draw:text-style-name="P25" draw:layer="layout" svg:width="27.354cm" svg:height="10.917cm" svg:x="0.4cm" svg:y="6cm">
          <draw:text-box>
            <text:p text:style-name="P24"><text:span text:style-name="T25">catch(IOException e) {</text:span></text:p>
            <text:p text:style-name="P24"><text:span text:style-name="T25"><text:tab/></text:span><text:span text:style-name="T25"><text:tab/></text:span><text:span text:style-name="T25"><text:tab/></text:span></text:p>
            <text:p text:style-name="P24"><text:span text:style-name="T25"><text:tab/></text:span><text:span text:style-name="T25"><text:tab/></text:span><text:span text:style-name="T25"><text:tab/></text:span><text:span text:style-name="T26">try {</text:span></text:p>
            <text:p text:style-name="P24"><text:span text:style-name="T26"><text:tab/></text:span><text:span text:style-name="T26"><text:tab/></text:span><text:span text:style-name="T26"><text:tab/></text:span><text:span text:style-name="T26"><text:tab/></text:span><text:span text:style-name="T26">socket.close();</text:span></text:p>
            <text:p text:style-name="P24"><text:span text:style-name="T26"><text:tab/></text:span><text:span text:style-name="T26"><text:tab/></text:span><text:span text:style-name="T26"><text:tab/></text:span><text:span text:style-name="T26">} catch (IOException e1) {</text:span></text:p>
            <text:p text:style-name="P24"><text:span text:style-name="T26"><text:tab/></text:span><text:span text:style-name="T26"><text:tab/></text:span><text:span text:style-name="T26"><text:tab/></text:span><text:span text:style-name="T26"><text:tab/></text:span><text:span text:style-name="T26">System.err.println("Thread:"+Thread.currentThread().getId()+" Errore chiusura socket:");</text:span></text:p>
            <text:p text:style-name="P24"><text:span text:style-name="T26"><text:tab/></text:span><text:span text:style-name="T26"><text:tab/></text:span><text:span text:style-name="T26"><text:tab/></text:span><text:span text:style-name="T26"><text:tab/></text:span><text:span text:style-name="T26">e1.printStackTrace();</text:span></text:p>
            <text:p text:style-name="P24"><text:span text:style-name="T26"><text:tab/></text:span><text:span text:style-name="T26"><text:tab/></text:span><text:span text:style-name="T26"><text:tab/></text:span><text:span text:style-name="T26"><text:tab/></text:span><text:span text:style-name="T26">return;</text:span></text:p>
            <text:p text:style-name="P24"><text:span text:style-name="T26"><text:tab/></text:span><text:span text:style-name="T26"><text:tab/></text:span><text:span text:style-name="T26"><text:tab/></text:span><text:span text:style-name="T26">}</text:span></text:p>
            <text:p text:style-name="P24"><text:span text:style-name="T25"><text:tab/></text:span><text:span text:style-name="T25"><text:tab/></text:span><text:span text:style-name="T25"><text:tab/></text:span><text:span text:style-name="T25">System.err.println("Thread:"+Thread.currentThread().getId()+" Stream Chiuso. Problema:");</text:span></text:p>
            <text:p text:style-name="P24"><text:span text:style-name="T25"><text:tab/></text:span><text:span text:style-name="T25"><text:tab/></text:span><text:span text:style-name="T25"><text:tab/></text:span><text:span text:style-name="T25">e.printStackTrace();</text:span></text:p>
            <text:p text:style-name="P24"><text:span text:style-name="T25"><text:tab/></text:span><text:span text:style-name="T25"><text:tab/></text:span><text:span text:style-name="T25"><text:tab/></text:span><text:span text:style-name="T27">return;</text:span></text:p>
            <text:p text:style-name="P24"><text:span text:style-name="T25"><text:tab/></text:span><text:span text:style-name="T25"><text:tab/></text:span><text:span text:style-name="T25">}</text:span></text:p>
          </draw:text-box>
        </draw:frame>
        <draw:frame draw:style-name="gr5" draw:text-style-name="P26" draw:layer="layout" svg:width="19.597cm" svg:height="1.673cm" svg:x="2.6cm" svg:y="16.4cm">
          <draw:text-box>
            <text:p>Nel caso ci siano eccezioni nell’esecuzione, il Thread si occupa di <text:span text:style-name="T10">chiudere la Socket</text:span> e <text:span text:style-name="T11">termina l’esecuzione.</text:span></text:p>
          </draw:text-box>
        </draw:frame>
        <draw:line draw:style-name="gr26" draw:text-style-name="P2" draw:layer="layout" svg:x1="9.6cm" svg:y1="15.8cm" svg:x2="8.8cm" svg:y2="11.4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3" draw:text-style-name="P2" draw:layer="layout" svg:width="19.5cm" svg:height="3.467cm" svg:x="1.4cm" svg:y="0.8cm" presentation:class="title" presentation:user-transformed="true">
          <draw:text-box>
            <text:p text:style-name="P2"><text:span text:style-name="T3">FileUtility:</text:span><text:line-break/><text:span text:style-name="T4">Metodo con sizeFile</text:span></text:p>
          </draw:text-box>
        </draw:frame>
        <draw:frame draw:style-name="gr27" draw:text-style-name="P25" draw:layer="layout" svg:width="28.095cm" svg:height="8.955cm" svg:x="0.105cm" svg:y="5.239cm">
          <draw:text-box>
            <text:p text:style-name="P24"><text:span text:style-name="T25">static protected void </text:span><text:span text:style-name="T28">trasferisci_a_byte_file_binario </text:span><text:span text:style-name="T25">(DataInputStream src, DataOutputStream dest, </text:span><text:span text:style-name="T29">long</text:span><text:span text:style-name="T26"> size</text:span><text:span text:style-name="T25">) throws IOException { </text:span></text:p>
            <text:p text:style-name="P24"><text:span text:style-name="T25"><text:tab/></text:span><text:span text:style-name="T25"><text:tab/></text:span><text:span text:style-name="T25">// ciclo di lettura da sorgente e scrittura su destinazione</text:span></text:p>
            <text:p text:style-name="P24"><text:span text:style-name="T25"><text:tab/></text:span><text:span text:style-name="T25"><text:tab/></text:span><text:span text:style-name="T25">int buffer = 0;</text:span></text:p>
            <text:p text:style-name="P24"><text:span text:style-name="T25"><text:tab/></text:span></text:p>
            <text:p text:style-name="P24"><text:span text:style-name="T25"><text:tab/></text:span><text:span text:style-name="T25"><text:tab/></text:span><text:span text:style-name="T25">try</text:span></text:p>
            <text:p text:style-name="P24"><text:span text:style-name="T25"><text:tab/></text:span><text:span text:style-name="T25"><text:tab/></text:span><text:span text:style-name="T25">{ </text:span></text:p>
            <text:p text:style-name="P24"><text:span text:style-name="T25"><text:tab/></text:span><text:span text:style-name="T25"><text:tab/></text:span><text:span text:style-name="T25"><text:tab/></text:span><text:span text:style-name="T25">// esco dal ciclo alla lettura di un valore negativo ossia EOF o quando raggiungo la dimensione attesa del file (size) </text:span></text:p>
            <text:p text:style-name="P24"><text:span text:style-name="T25"><text:tab/></text:span><text:span text:style-name="T25"><text:tab/></text:span><text:span text:style-name="T25"><text:tab/></text:span><text:span text:style-name="T27">for(int i=0; i&lt;size &amp;&amp; ((buffer = src.read()) &gt;= 0); i++)</text:span></text:p>
            <text:p text:style-name="P24"><text:span text:style-name="T25"><text:tab/></text:span><text:span text:style-name="T25"><text:tab/></text:span><text:span text:style-name="T25"><text:tab/></text:span><text:span text:style-name="T25"><text:tab/></text:span><text:span text:style-name="T25">dest.write(buffer);</text:span><text:span text:style-name="T25"><text:tab/></text:span></text:p>
            <text:p text:style-name="P24"><text:span text:style-name="T25"><text:tab/></text:span><text:span text:style-name="T25"><text:tab/></text:span><text:span text:style-name="T25"><text:tab/></text:span></text:p>
            <text:p text:style-name="P24"><text:span text:style-name="T25"><text:tab/></text:span><text:span text:style-name="T25"><text:tab/></text:span><text:span text:style-name="T25"><text:tab/></text:span><text:span text:style-name="T25">dest.flush();</text:span></text:p>
            <text:p text:style-name="P24"><text:span text:style-name="T25"><text:tab/></text:span><text:span text:style-name="T25"><text:tab/></text:span><text:span text:style-name="T25"><text:tab/></text:span></text:p>
            <text:p text:style-name="P24"><text:span text:style-name="T25"><text:tab/></text:span><text:span text:style-name="T25"><text:tab/></text:span><text:span text:style-name="T25">}catch (EOFException e){ </text:span></text:p>
            <text:p text:style-name="P24"><text:span text:style-name="T25"><text:tab/></text:span><text:span text:style-name="T25"><text:tab/></text:span><text:span text:style-name="T25"><text:tab/></text:span><text:span text:style-name="T25">System.out.println("Problemi:");</text:span></text:p>
            <text:p text:style-name="P24"><text:span text:style-name="T25"><text:tab/></text:span><text:span text:style-name="T25"><text:tab/></text:span><text:span text:style-name="T25"><text:tab/></text:span><text:span text:style-name="T25">e.printStackTrace();</text:span></text:p>
            <text:p text:style-name="P24"><text:span text:style-name="T25"><text:tab/></text:span><text:span text:style-name="T25"><text:tab/></text:span><text:span text:style-name="T25">}</text:span></text:p>
            <text:p text:style-name="P24"><text:span text:style-name="T25"><text:tab/></text:span><text:span text:style-name="T25">}</text:span></text:p>
          </draw:text-box>
        </draw:frame>
        <draw:line draw:style-name="gr8" draw:text-style-name="P7" draw:layer="layout" svg:x1="11.6cm" svg:y1="9.8cm" svg:x2="14.2cm" svg:y2="13cm">
          <text:p/>
        </draw:line>
        <draw:frame draw:style-name="gr28" draw:text-style-name="P13" draw:layer="layout" svg:width="13cm" svg:height="3.806cm" svg:x="12.4cm" svg:y="13.2cm">
          <draw:text-box>
            <text:p text:style-name="P12"><text:span text:style-name="T11">Il </text:span><text:span text:style-name="T9">metodo</text:span><text:span text:style-name="T11"> differisce dal metodo originale perché si dovrà occupare di terminare il trasferimento del file quando sarà raggiunta la dimensione del file </text:span><text:span text:style-name="T10">size</text:span><text:span text:style-name="T11"> che ci è stata inviata dal Client.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CB866CE859CC1D0A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1:19:11.414942501</meta:creation-date>
    <dc:date>2019-10-24T13:56:31.737518242</dc:date>
    <meta:editing-duration>PT11M15S</meta:editing-duration>
    <meta:editing-cycles>3</meta:editing-cycles>
    <meta:generator>LibreOffice/5.2.7.2$Linux_X86_64 LibreOffice_project/20m0$Build-2</meta:generator>
    <meta:document-statistic meta:object-count="121"/>
  </office:meta>
</office:document-meta>
</file>